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2" style:family="paragraph" style:parent-style-name="Standard">
      <style:paragraph-properties fo:text-align="start" style:justify-single-word="false"/>
      <style:text-properties fo:font-size="32pt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32pt" style:font-size-asian="32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nzas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oft-page-break/>Matt: <text:s/>Indeed, new dark practices have come. <text:s/>We establish what was old, and what is new. <text:s/>Do know humans will obtain the essence of Bashrati most readily, I know it is a favourite among both parties. <text:s/>Let us begin by addressing the first new one, in the car yesterday. <text:s/>What is it, for those who don't know, in Darkness way of speaking?</text:p>
      <text:p text:style-name="P3"/>
      <text:p text:style-name="P3">Shenzan: <text:s/>It is the liberation of one's true color amidst adversity, so long as you provided a nuisance. <text:s/>That was a good one to us, we feel Humans bear no sin by providing a small one, in their <text:soft-page-break/>way. <text:s/></text:p>
      <text:p text:style-name="P3"/>
      <text:p text:style-name="P3">Matt: <text:s/>And rightly so, but what is small indeed? <text:s/>Can we call this practice a thing, that we know of when to do the nuisance?</text:p>
      <text:p text:style-name="P3"/>
      <text:p text:style-name="P3">Shenzan: <text:s/>We call it Bakasumilisiti, that is known throughout our world. <text:s/>We endure that men come up with another one, should that be relevant.</text:p>
      <text:p text:style-name="P3"/>
      <text:p text:style-name="P3">Matt: Dark Lord of Shenzan will do that work unless it be recognized by others not to be, and state your case! <text:s/>The word will be like the old, only beginning with the B <text:soft-page-break/>this time. <text:s/>Reval will be it's name, I confer otherwise of my initial argument. <text:s/>If a person achieves Reval, he will be immediately noted by me, and I encourage that among others. <text:s/>I suppose it's not always easy to know when a person has done that, so it will be partly encumbent on those who achieve it to say it, to help those who do not see into a mind to know what their true color actually is. <text:s/>We may say this in ignorance so I do wonder about this solution, what is the opinion of the High Minister here?</text:p>
      <text:p text:style-name="P3"/>
      <text:p text:style-name="P3">High Minister: I want to promote <text:soft-page-break/>it, but I see the failure as well. <text:s/>Perhaps if there was a tool like Darkness has to identify things about individuals for us, we would know that took place in some way.</text:p>
      <text:p text:style-name="P3"/>
      <text:p text:style-name="P3">Matt: <text:s/>It is a big ask of the lord, but the tool will be available for some here on Earth, at least to begin with. <text:s/>CIA has a room connected to it, they receive the signs of it and learn much. <text:s/>As for that scenario, I would say I reserve it, with Allah SWT's permission, that the information about achieving Reval be given to Dark Lords holding the tool, but none other. <text:s/>If someone has done <text:soft-page-break/>it, trust them at least or if you do not as some dark enemy all of a sudden then interrogate.</text:p>
      <text:p text:style-name="P3"/>
      <text:p text:style-name="P3">Shenzan: <text:s/>We encourage this the most, interrogate them well over it, for it is a crime to be a liar about!</text:p>
      <text:p text:style-name="P3"/>
      <text:p text:style-name="P3">Matt: I feel that is settled. <text:s/>Tell us again, dear friends Shenzan and others, about a practice new that should be recognized.</text:p>
      <text:p text:style-name="P3"/>
      <text:p text:style-name="P3">Bolumeh: <text:s/>We declare the veil of mystery around our miscrience has us on edge, we would see that humans approach this in some way <text:soft-page-break/>clever.</text:p>
      <text:p text:style-name="P3"/>
      <text:p text:style-name="P3">Matt: <text:s/>Hmm, well the pursuit of that veil is one thing indeed. <text:s/>I would say it is not akin to being a liar for men, nor a backstabber, but a practicer of the dark art alone, so it should be known about and revered. <text:s/>That one has been TRAINED to carry Helvela, the dark practice for humans on that. <text:s/>What objection to that is there, by any?</text:p>
      <text:p text:style-name="P3"/>
      <text:p text:style-name="P3">Shenzan: <text:s/>We feel those who earn that mystery should carry it, if for humans it is different in that way then we see to it good remedy is <text:soft-page-break/>in preparedness, and to carry Helvela is a prospect indeed! <text:s/>Do know we will monitor this of any who do it, be well advised it entices us to reason with you over it.</text:p>
      <text:p text:style-name="P3"/>
      <text:p text:style-name="P3">Matt: <text:s/>Indeed, I see no comment otherwise yet but will await. <text:s/>I would like to call next the meaning of your favourite practice dark, oh dark life. <text:s/>What truly signals excellence of you?</text:p>
      <text:p text:style-name="P3"/>
      <text:p text:style-name="P3">Bolumeh: <text:s/>We declare that Komustrikala in our language is the most revered practice. <text:s/>It means to slay with excellence but <text:soft-page-break/>appear it to be most disgusting, that was intentional for us but we love it anyway.</text:p>
      <text:p text:style-name="P3"/>
      <text:p text:style-name="P3">Matt: Regrettably we should not exercise the right to do that very much with the dead, but know if one were to suddenly decide they burn their victim like a candle burning in tribute to their victory that might be dark indeed, if done for the right way in some regard. <text:s/>We cannot avoid being mad in the decision to do it, so chasing wild dreams will be incumbent upon the person. <text:s/>I suppose we could call it Prikt, that we know it means something ugly for <text:soft-page-break/>Humans, regardless of the beauty it holds for devils. <text:s/>Is there any rebuke of that?</text:p>
      <text:p text:style-name="P3"/>
      <text:p text:style-name="P3">Shenzan: <text:s/>One note to clarify, do you mean to say these people who burn would be rightly done in this way, or that it is a disgusting remark?</text:p>
      <text:p text:style-name="P3"/>
      <text:p text:style-name="P3">Matt: <text:s/>In a way, I suppose it is disgusting practice to do, simple slaying in the right way is what men should adopt. <text:s/>We'll just know the practice Bolumeh mentioned as Prikt, I hope it lasts. <text:s/>Is there anything from the High Minister on Prikt? <text:s/>I'm sure people <text:soft-page-break/>have died from torture before, a death painted most disgusting I would say, if you did it for your own rightful sake.</text:p>
      <text:p text:style-name="P3"/>
      <text:p text:style-name="P3">High Minister: We admit one or two of those, but no more than that, regrettable things. <text:s/>We do admit Prikt as it would be called to be not wanted, as you say, but chasing the dark dream indeed. <text:s/>As you put it there I cannot rebel, know I am with you here.</text:p>
      <text:p text:style-name="P3"/>
      <text:p text:style-name="P3">Matt: Excellent. <text:s/>Is there any other that might be ready for human use? <text:s/>I see none are, but know full well perhaps one day <text:soft-page-break/>Allah SWT will open that gate for us, that we learn of those mysteries freely in some way. <text:s/>I cannot say for certain but I allege that. <text:s/>I would ask the High Minister to place his comment here, whatever he would speak about here.</text:p>
      <text:p text:style-name="P3"/>
      <text:p text:style-name="P3">High Minister: I do not have a comment but watch enthusiastically, know well our heart rests on solving these issues, we will see to the good practice of Reval and Helvela indeed, not Prikt.</text:p>
      <text:p text:style-name="P3"/>
      <text:p text:style-name="P3">Matt: <text:s/>Rightly so. <text:s/>I would have a <text:soft-page-break/>hard time admitting to undertake Prikt, I guess that is natural and right on a man. <text:s/>I do conclude the document hearing no reason to continue, thank you all for participating. <text:s/>I do hope Darkness can forgive me, I would announce myself but it is not yet time. <text:s/>Document e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22T08:52:29.90</meta:creation-date>
    <meta:document-statistic meta:table-count="0" meta:image-count="0" meta:object-count="0" meta:page-count="13" meta:paragraph-count="22" meta:word-count="1096" meta:character-count="5749"/>
    <dc:date>2022-09-22T09:20:27.24</dc:date>
    <meta:editing-duration>PT7M35S</meta:editing-duration>
    <meta:editing-cycles>1</meta:editing-cycles>
    <meta:generator>OpenOffice/4.1.8$Win32 OpenOffice.org_project/418m3$Build-9803</meta:generator>
  </office:meta>
</office:document-meta>
</file>